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56b59" officeooo:paragraph-rsid="00056b59"/>
    </style:style>
    <style:style style:name="P2" style:family="paragraph" style:parent-style-name="Standard">
      <style:text-properties officeooo:rsid="00064274" officeooo:paragraph-rsid="00064274"/>
    </style:style>
    <style:style style:name="P3" style:family="paragraph" style:parent-style-name="Standard">
      <style:text-properties officeooo:rsid="0006739e" officeooo:paragraph-rsid="0006739e"/>
    </style:style>
    <style:style style:name="P4" style:family="paragraph" style:parent-style-name="Standard">
      <style:text-properties officeooo:rsid="00082e87" officeooo:paragraph-rsid="00082e87"/>
    </style:style>
    <style:style style:name="P5" style:family="paragraph" style:parent-style-name="Standard">
      <style:text-properties officeooo:rsid="0009d9b7" officeooo:paragraph-rsid="0009d9b7"/>
    </style:style>
    <style:style style:name="P6" style:family="paragraph" style:parent-style-name="Standard">
      <style:text-properties officeooo:rsid="000aad21" officeooo:paragraph-rsid="000aad21"/>
    </style:style>
    <style:style style:name="P7" style:family="paragraph" style:parent-style-name="Standard">
      <style:text-properties officeooo:rsid="000b4838" officeooo:paragraph-rsid="000b4838"/>
    </style:style>
    <style:style style:name="P8" style:family="paragraph" style:parent-style-name="Standard">
      <style:text-properties officeooo:rsid="000cff8a" officeooo:paragraph-rsid="000cff8a"/>
    </style:style>
    <style:style style:name="P9" style:family="paragraph" style:parent-style-name="Standard">
      <style:text-properties officeooo:rsid="000db39b" officeooo:paragraph-rsid="000db39b"/>
    </style:style>
    <style:style style:name="P10" style:family="paragraph" style:parent-style-name="Standard">
      <style:text-properties officeooo:rsid="000e32cd" officeooo:paragraph-rsid="000e32cd"/>
    </style:style>
    <style:style style:name="P11" style:family="paragraph" style:parent-style-name="Standard">
      <style:text-properties officeooo:rsid="000fb83a" officeooo:paragraph-rsid="000fb83a"/>
    </style:style>
    <style:style style:name="P12" style:family="paragraph" style:parent-style-name="Standard" style:list-style-name="L1">
      <style:text-properties officeooo:rsid="00056b59" officeooo:paragraph-rsid="00056b59"/>
    </style:style>
    <style:style style:name="P13" style:family="paragraph" style:parent-style-name="Standard" style:list-style-name="L1">
      <style:text-properties officeooo:rsid="00064274" officeooo:paragraph-rsid="00064274"/>
    </style:style>
    <style:style style:name="P14" style:family="paragraph" style:parent-style-name="Standard" style:list-style-name="L2">
      <style:text-properties officeooo:rsid="0006739e" officeooo:paragraph-rsid="0006739e"/>
    </style:style>
    <style:style style:name="P15" style:family="paragraph" style:parent-style-name="Standard" style:list-style-name="L2">
      <style:text-properties officeooo:rsid="00082e87" officeooo:paragraph-rsid="00082e87"/>
    </style:style>
    <style:style style:name="P16" style:family="paragraph" style:parent-style-name="Standard" style:list-style-name="L2">
      <style:text-properties officeooo:rsid="000aad21" officeooo:paragraph-rsid="000aad21"/>
    </style:style>
    <style:style style:name="P17" style:family="paragraph" style:parent-style-name="Standard" style:list-style-name="L3">
      <style:text-properties officeooo:rsid="000b4838" officeooo:paragraph-rsid="000b4838"/>
    </style:style>
    <style:style style:name="P18" style:family="paragraph" style:parent-style-name="Standard" style:list-style-name="L4">
      <style:text-properties officeooo:rsid="000cff8a" officeooo:paragraph-rsid="000cff8a"/>
    </style:style>
    <style:style style:name="P19" style:family="paragraph" style:parent-style-name="Standard" style:list-style-name="L5">
      <style:text-properties officeooo:rsid="000e32cd" officeooo:paragraph-rsid="000e32cd"/>
    </style:style>
    <style:style style:name="P20" style:family="paragraph" style:parent-style-name="Standard" style:list-style-name="L5">
      <style:text-properties officeooo:rsid="000fb83a" officeooo:paragraph-rsid="000fb83a"/>
    </style:style>
    <style:style style:name="P21" style:family="paragraph" style:parent-style-name="Standard" style:list-style-name="L5">
      <style:text-properties officeooo:rsid="0010e1b3" officeooo:paragraph-rsid="0010e1b3"/>
    </style:style>
    <style:style style:name="P22" style:family="paragraph" style:parent-style-name="Standard" style:list-style-name="L5">
      <style:text-properties officeooo:rsid="00129895" officeooo:paragraph-rsid="00129895"/>
    </style:style>
    <style:style style:name="P23" style:family="paragraph" style:parent-style-name="Standard" style:list-style-name="L5">
      <style:text-properties officeooo:rsid="0013333a" officeooo:paragraph-rsid="0013333a"/>
    </style:style>
    <style:style style:name="P24" style:family="paragraph" style:parent-style-name="Standard">
      <style:text-properties officeooo:rsid="0014d34a" officeooo:paragraph-rsid="0014d34a"/>
    </style:style>
    <style:style style:name="P25" style:family="paragraph" style:parent-style-name="Standard" style:list-style-name="L6">
      <style:text-properties officeooo:rsid="0014d34a" officeooo:paragraph-rsid="0014d34a"/>
    </style:style>
    <style:style style:name="P26" style:family="paragraph" style:parent-style-name="Standard" style:list-style-name="L6">
      <style:text-properties officeooo:paragraph-rsid="0014d34a"/>
    </style:style>
    <style:style style:name="P27" style:family="paragraph" style:parent-style-name="Standard" style:list-style-name="L6">
      <style:text-properties officeooo:rsid="0015cb66" officeooo:paragraph-rsid="0015cb66"/>
    </style:style>
    <style:style style:name="P28" style:family="paragraph" style:parent-style-name="Standard">
      <style:text-properties officeooo:rsid="0015cb66" officeooo:paragraph-rsid="0015cb66"/>
    </style:style>
    <style:style style:name="P29" style:family="paragraph" style:parent-style-name="Standard">
      <style:text-properties officeooo:rsid="00169917" officeooo:paragraph-rsid="00169917"/>
    </style:style>
    <style:style style:name="P30" style:family="paragraph" style:parent-style-name="Standard" style:list-style-name="L7">
      <style:text-properties officeooo:rsid="00169917" officeooo:paragraph-rsid="00169917"/>
    </style:style>
    <style:style style:name="P31" style:family="paragraph" style:parent-style-name="Standard">
      <style:text-properties officeooo:rsid="001851c6" officeooo:paragraph-rsid="001851c6"/>
    </style:style>
    <style:style style:name="P32" style:family="paragraph" style:parent-style-name="Standard" style:list-style-name="L8">
      <style:text-properties officeooo:rsid="001851c6" officeooo:paragraph-rsid="001851c6"/>
    </style:style>
    <style:style style:name="T1" style:family="text">
      <style:text-properties officeooo:rsid="0014d3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Budget</text:p>
      <text:p text:style-name="P1"/>
      <text:list xml:id="list2099076002" text:style-name="L1">
        <text:list-item>
          <text:p text:style-name="P12">Before any project, a crucial step in the lifecycle is to determine a budget</text:p>
          <text:list>
            <text:list-item>
              <text:p text:style-name="P12">Not specific to software industry</text:p>
            </text:list-item>
            <text:list-item>
              <text:p text:style-name="P12">Once budget is complete, difficult to veer away from it</text:p>
            </text:list-item>
          </text:list>
        </text:list-item>
        <text:list-item>
          <text:p text:style-name="P12">Budgets be categorized into 3 cost components</text:p>
          <text:list>
            <text:list-item>
              <text:p text:style-name="P12">Kickoff and Selection</text:p>
            </text:list-item>
            <text:list-item>
              <text:p text:style-name="P12">Implementation</text:p>
            </text:list-item>
            <text:list-item>
              <text:p text:style-name="P12">Post-Implementation</text:p>
            </text:list-item>
          </text:list>
        </text:list-item>
      </text:list>
      <text:p text:style-name="P1"/>
      <text:list xml:id="list164123949394767" text:continue-numbering="true" text:style-name="L1">
        <text:list-item>
          <text:p text:style-name="P13">Internal Staff Costs</text:p>
          <text:list>
            <text:list-item>
              <text:p text:style-name="P13">Project leads</text:p>
            </text:list-item>
            <text:list-item>
              <text:p text:style-name="P13">Developers, Consultants</text:p>
            </text:list-item>
            <text:list-item>
              <text:p text:style-name="P13">HR</text:p>
            </text:list-item>
          </text:list>
        </text:list-item>
        <text:list-item>
          <text:p text:style-name="P13">Travel and Expenses</text:p>
          <text:list>
            <text:list-item>
              <text:p text:style-name="P13">Depending on the size of the project/company, travel may be required</text:p>
            </text:list-item>
            <text:list-item>
              <text:p text:style-name="P13">Needs to be discussed into the budget</text:p>
            </text:list-item>
            <text:list-item>
              <text:p text:style-name="P13">Discuss with hardware/software vendors</text:p>
            </text:list-item>
            <text:list-item>
              <text:p text:style-name="P13">Meet with remote employees/staff</text:p>
            </text:list-item>
          </text:list>
        </text:list-item>
        <text:list-item>
          <text:p text:style-name="P13">Include staff out of pocket expenses, lodging and meals</text:p>
          <text:list>
            <text:list-item>
              <text:p text:style-name="P13">Usually staff receives a “per diem” while on travel</text:p>
            </text:list-item>
          </text:list>
        </text:list-item>
      </text:list>
      <text:p text:style-name="P1"/>
      <text:p text:style-name="P2">Figure 6-1</text:p>
      <text:p text:style-name="P2"/>
      <text:p text:style-name="P3">Project Kickoff and Selection cont.</text:p>
      <text:list xml:id="list2434105002" text:style-name="L2">
        <text:list-item>
          <text:p text:style-name="P14">Software Costs</text:p>
          <text:list>
            <text:list-item>
              <text:p text:style-name="P14">Any special tools required to assist in the development of the budget</text:p>
            </text:list-item>
          </text:list>
        </text:list-item>
        <text:list-item>
          <text:p text:style-name="P14">Legal Counsel</text:p>
          <text:list>
            <text:list-item>
              <text:p text:style-name="P14">Every project small or large, has/should legal cost</text:p>
            </text:list-item>
            <text:list-item>
              <text:p text:style-name="P14">Contracts</text:p>
            </text:list-item>
            <text:list-item>
              <text:p text:style-name="P14">Patent/Trademark</text:p>
            </text:list-item>
            <text:list-item>
              <text:p text:style-name="P14">Intellectual Property (*)</text:p>
            </text:list-item>
            <text:list-item>
              <text:p text:style-name="P14">License agreements</text:p>
            </text:list-item>
          </text:list>
        </text:list-item>
      </text:list>
      <text:p text:style-name="P3"/>
      <text:p text:style-name="P5">Project Implementation</text:p>
      <text:p text:style-name="P3"/>
      <text:list xml:id="list164124243975664" text:continue-numbering="true" text:style-name="L2">
        <text:list-item>
          <text:p text:style-name="P15">Software/Hardware Costs</text:p>
          <text:list>
            <text:list-item>
              <text:p text:style-name="P15">IDEs, Operating Systems, Database Systems</text:p>
            </text:list-item>
            <text:list-item>
              <text:p text:style-name="P15">Servers, PC’s, peripheral, memory</text:p>
            </text:list-item>
            <text:list-item>
              <text:p text:style-name="P15">Network infrastructure, racks, switches</text:p>
            </text:list-item>
          </text:list>
        </text:list-item>
        <text:list-item>
          <text:p text:style-name="P15">Training Costs</text:p>
          <text:list>
            <text:list-item>
              <text:p text:style-name="P15">Covers cost of training staff on new tools used during the implementation stage</text:p>
            </text:list-item>
          </text:list>
        </text:list-item>
        <text:list-item>
          <text:p text:style-name="P15">Data Costs</text:p>
          <text:list>
            <text:list-item>
              <text:p text:style-name="P15">Migrating, storing data</text:p>
            </text:list-item>
            <text:list-item>
              <text:p text:style-name="P15">Storage services/devices</text:p>
            </text:list-item>
          </text:list>
        </text:list-item>
      </text:list>
      <text:p text:style-name="P4"/>
      <text:list xml:id="list164123900994226" text:continue-numbering="true" text:style-name="L2">
        <text:list-item>
          <text:p text:style-name="P16">Team Costs</text:p>
          <text:list>
            <text:list-item>
              <text:p text:style-name="P16">Project Team – project manager, team leads</text:p>
            </text:list-item>
            <text:list-item>
              <text:p text:style-name="P16">User Team – managers, support staff</text:p>
            </text:list-item>
            <text:list-item>
              <text:p text:style-name="P16"><text:soft-page-break/>Different budgets for the various roles</text:p>
            </text:list-item>
          </text:list>
        </text:list-item>
        <text:list-item>
          <text:p text:style-name="P16">Allocation Overhead</text:p>
          <text:list>
            <text:list-item>
              <text:p text:style-name="P16">Office space and utility expenses</text:p>
            </text:list-item>
            <text:list-item>
              <text:p text:style-name="P16">Included in budget on case by case basis</text:p>
            </text:list-item>
          </text:list>
        </text:list-item>
        <text:list-item>
          <text:p text:style-name="P16">Contingency</text:p>
          <text:list>
            <text:list-item>
              <text:p text:style-name="P16">Monetary allocations to be used in unforeseen situations</text:p>
            </text:list-item>
            <text:list-item>
              <text:p text:style-name="P16">Some institutions employ this tactic, others do not</text:p>
            </text:list-item>
          </text:list>
        </text:list-item>
      </text:list>
      <text:p text:style-name="P6"/>
      <text:p text:style-name="P7">Post Implementation</text:p>
      <text:list xml:id="list1993602403" text:style-name="L3">
        <text:list-item>
          <text:p text:style-name="P17">Maintenance</text:p>
          <text:list>
            <text:list-item>
              <text:p text:style-name="P17">Feature enhancements</text:p>
            </text:list-item>
            <text:list-item>
              <text:p text:style-name="P17">Bug / security patches</text:p>
            </text:list-item>
            <text:list-item>
              <text:p text:style-name="P17">Recurring license fees</text:p>
            </text:list-item>
            <text:list-item>
              <text:p text:style-name="P17">Technical support</text:p>
            </text:list-item>
            <text:list-item>
              <text:p text:style-name="P17">Disaster recovery</text:p>
            </text:list-item>
          </text:list>
        </text:list-item>
      </text:list>
      <text:p text:style-name="P7"/>
      <text:p text:style-name="P8">How to Control Costs</text:p>
      <text:list xml:id="list439439040" text:style-name="L4">
        <text:list-item>
          <text:p text:style-name="P18">Need to take an “all hands on deck” approach</text:p>
          <text:list>
            <text:list-item>
              <text:p text:style-name="P18">Business analysts</text:p>
            </text:list-item>
            <text:list-item>
              <text:p text:style-name="P18">Accounting</text:p>
            </text:list-item>
            <text:list-item>
              <text:p text:style-name="P18">IT executives</text:p>
            </text:list-item>
          </text:list>
        </text:list-item>
        <text:list-item>
          <text:p text:style-name="P18">Cooperation is crucial in creating accurate budget</text:p>
        </text:list-item>
        <text:list-item>
          <text:p text:style-name="P18">Conducts research and calculate ROI</text:p>
          <text:list>
            <text:list-item>
              <text:p text:style-name="P18">Hardware</text:p>
              <text:list>
                <text:list-item>
                  <text:p text:style-name="P18">Determine solutions</text:p>
                  <text:list>
                    <text:list-item>
                      <text:p text:style-name="P18">Cloud vs In-house Datacenter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list xml:id="list164123406678886" text:continue-numbering="true" text:style-name="L4">
        <text:list-item>
          <text:p text:style-name="P18">Software</text:p>
          <text:list>
            <text:list-item>
              <text:p text:style-name="P18">Open source vs off the shelf</text:p>
            </text:list-item>
            <text:list-item>
              <text:p text:style-name="P18">Bespoke vs custom</text:p>
            </text:list-item>
          </text:list>
        </text:list-item>
        <text:list-item>
          <text:p text:style-name="P18">Consulting Fees</text:p>
          <text:list>
            <text:list-item>
              <text:p text:style-name="P18">Research the market</text:p>
              <text:list>
                <text:list-item>
                  <text:p text:style-name="P18">Determine supply vs demand</text:p>
                </text:list-item>
                <text:list-item>
                  <text:p text:style-name="P18">Buy in bulk?</text:p>
                </text:list-item>
              </text:list>
            </text:list-item>
          </text:list>
        </text:list-item>
        <text:list-item>
          <text:p text:style-name="P18">Customization Fees</text:p>
          <text:list>
            <text:list-item>
              <text:p text:style-name="P18">Agree to fixed rates</text:p>
            </text:list-item>
            <text:list-item>
              <text:p text:style-name="P18">Research</text:p>
            </text:list-item>
          </text:list>
        </text:list-item>
      </text:list>
      <text:p text:style-name="P8"/>
      <text:p text:style-name="P9">Project Scheduling</text:p>
      <text:p text:style-name="P9"/>
      <text:p text:style-name="P10">Software is hard</text:p>
      <text:list xml:id="list2066934791" text:style-name="L5">
        <text:list-item>
          <text:p text:style-name="P19">Historically, ~ 85% of software projects “fail.” Why?</text:p>
          <text:list>
            <text:list-item>
              <text:p text:style-name="P19">Management sets unrealistic expectations; devs don’t correct them</text:p>
            </text:list-item>
            <text:list-item>
              <text:p text:style-name="P19">overestimating the positive impact of shiny new tools and hardware</text:p>
            </text:list-item>
            <text:list-item>
              <text:p text:style-name="P19">hired developers based on availability despite warning signs</text:p>
            </text:list-item>
            <text:list-item>
              <text:p text:style-name="P19">personality conflicts between developers</text:p>
            </text:list-item>
            <text:list-item>
              <text:p text:style-name="P19">change in rate structure requirements in middle of work</text:p>
            </text:list-item>
            <text:list-item>
              <text:p text:style-name="P20">one delay causes another (dev delay leads to test delay)</text:p>
            </text:list-item>
            <text:list-item>
              <text:p text:style-name="P20">hacks and shortcuts</text:p>
            </text:list-item>
            <text:list-item>
              <text:p text:style-name="P20"><text:soft-page-break/>developers end up working death marches</text:p>
            </text:list-item>
            <text:list-item>
              <text:p text:style-name="P20">overestimating how nearly done you are</text:p>
            </text:list-item>
            <text:list-item>
              <text:p text:style-name="P20">software written doesn’t match the spec</text:p>
            </text:list-item>
            <text:list-item>
              <text:p text:style-name="P20">developer time taken away by other tasks</text:p>
            </text:list-item>
            <text:list-item>
              <text:p text:style-name="P20">tons of bugs come out in testing</text:p>
            </text:list-item>
            <text:list-item>
              <text:p text:style-name="P20">developer’s don’t listen to testers; ignore severity of bugs reported</text:p>
            </text:list-item>
            <text:list-item>
              <text:p text:style-name="P20">management breaking promises</text:p>
            </text:list-item>
          </text:list>
        </text:list-item>
      </text:list>
      <text:p text:style-name="P11"/>
      <text:list xml:id="list164124234140829" text:continue-numbering="true" text:style-name="L5">
        <text:list-item>
          <text:p text:style-name="P21">Adding men doesn’t contribute to bringing the work down because we need to account for</text:p>
          <text:list>
            <text:list-item>
              <text:p text:style-name="P21">repartitioning the work</text:p>
            </text:list-item>
            <text:list-item>
              <text:p text:style-name="P21">traning the new workers</text:p>
            </text:list-item>
            <text:list-item>
              <text:p text:style-name="P21">increasing intercommunication</text:p>
            </text:list-item>
          </text:list>
        </text:list-item>
        <text:list-item>
          <text:p text:style-name="P21">What is Brooks’ suggested schedule?</text:p>
          <text:list>
            <text:list-item>
              <text:p text:style-name="P22">1/3 for design</text:p>
            </text:list-item>
            <text:list-item>
              <text:p text:style-name="P22">1/6 for coding</text:p>
            </text:list-item>
            <text:list-item>
              <text:p text:style-name="P22">¼ for unit/component testing</text:p>
            </text:list-item>
            <text:list-item>
              <text:p text:style-name="P22">¼ for system testing</text:p>
            </text:list-item>
          </text:list>
        </text:list-item>
        <text:list-item>
          <text:p text:style-name="P22">Pro developers often write 50-100 lines of code per day</text:p>
          <text:list>
            <text:list-item>
              <text:p text:style-name="P22">How can it be so low?</text:p>
            </text:list-item>
            <text:list-item>
              <text:p text:style-name="P22">Does it change based on the programming language used?</text:p>
            </text:list-item>
          </text:list>
        </text:list-item>
        <text:list-item>
          <text:p text:style-name="P23">Factors to consider:</text:p>
          <text:list>
            <text:list-item>
              <text:p text:style-name="P23">Should say, 100 lines of correct code per day</text:p>
            </text:list-item>
            <text:list-item>
              <text:p text:style-name="P23">Are we counting comments? Blank lines? Modified old lines?</text:p>
            </text:list-item>
          </text:list>
        </text:list-item>
        <text:list-item>
          <text:p text:style-name="P23">The code must be...</text:p>
          <text:list>
            <text:list-item>
              <text:p text:style-name="P23">designed</text:p>
            </text:list-item>
            <text:list-item>
              <text:p text:style-name="P23">tested</text:p>
            </text:list-item>
            <text:list-item>
              <text:p text:style-name="P23">code reviewed</text:p>
            </text:list-item>
            <text:list-item>
              <text:p text:style-name="P23">checked in </text:p>
            </text:list-item>
            <text:list-item>
              <text:p text:style-name="P23">maintained / updated</text:p>
            </text:list-item>
          </text:list>
        </text:list-item>
        <text:list-item>
          <text:p text:style-name="P23">Productivity</text:p>
          <text:list>
            <text:list-item>
              <text:p text:style-name="P23">Factors that eat up developer time:</text:p>
              <text:list>
                <text:list-item>
                  <text:p text:style-name="P23">learning new systems, languages, code</text:p>
                </text:list-item>
                <text:list-item>
                  <text:p text:style-name="P23">documentation</text:p>
                </text:list-item>
                <text:list-item>
                  <text:p text:style-name="P23">testing</text:p>
                </text:list-item>
                <text:list-item>
                  <text:p text:style-name="P23">debugging (getting stuck!)</text:p>
                </text:list-item>
                <text:list-item>
                  <text:p text:style-name="P23">meetings</text:p>
                </text:list-item>
                <text:list-item>
                  <text:p text:style-name="P23">interpersonal communication</text:p>
                </text:list-item>
                <text:list-item>
                  <text:p text:style-name="P23">code reviews</text:p>
                </text:list-item>
                <text:list-item>
                  <text:p text:style-name="P23">design reviews</text:p>
                </text:list-item>
                <text:list-item>
                  <text:p text:style-name="P23">illness</text:p>
                </text:list-item>
                <text:list-item>
                  <text:p text:style-name="P23">real life (family, pets, flat tire, etc.)</text:p>
                </text:list-item>
                <text:list-item>
                  <text:p text:style-name="P23">distraction (Facebook, etc.)</text:p>
                </text:list-item>
              </text:list>
            </text:list-item>
          </text:list>
        </text:list-item>
      </text:list>
      <text:p text:style-name="P24"/>
      <text:p text:style-name="P24">Measuring Productivity</text:p>
      <text:list xml:id="list1306445668" text:style-name="L6">
        <text:list-item>
          <text:p text:style-name="P25">Ways LoC can be useful:</text:p>
          <text:list>
            <text:list-item>
              <text:p text:style-name="P25">when measured in the same language</text:p>
            </text:list-item>
            <text:list-item>
              <text:p text:style-name="P25">with the same developer</text:p>
            </text:list-item>
            <text:list-item>
              <text:p text:style-name="P25">over a long period of time</text:p>
            </text:list-item>
          </text:list>
        </text:list-item>
        <text:list-item>
          <text:p text:style-name="P25">Variations</text:p>
          <text:list>
            <text:list-item>
              <text:p text:style-name="P26"><text:soft-page-break/><text:span text:style-name="T1">Include comments / blank lines in LoC?</text:span></text:p>
            </text:list-item>
          </text:list>
        </text:list-item>
        <text:list-item>
          <text:p text:style-name="P25">Other ways to measure productivity, besides LoC</text:p>
          <text:list>
            <text:list-item>
              <text:p text:style-name="P25"><text:s/>LoC per month</text:p>
            </text:list-item>
            <text:list-item>
              <text:p text:style-name="P25">“function points”</text:p>
            </text:list-item>
            <text:list-item>
              <text:p text:style-name="P25">“eLoc” - substantive lines</text:p>
            </text:list-item>
            <text:list-item>
              <text:p text:style-name="P25">check-ins</text:p>
            </text:list-item>
          </text:list>
        </text:list-item>
        <text:list-item>
          <text:p text:style-name="P27">Why are we so bad at estimating how long a project will take?</text:p>
        </text:list-item>
        <text:list-item>
          <text:p text:style-name="P27">Programmers are optimists “all will go well”</text:p>
          <text:list>
            <text:list-item>
              <text:p text:style-name="P27">programming = creative building with “thought-stuff”</text:p>
            </text:list-item>
            <text:list-item>
              <text:p text:style-name="P27">therefore, we do not usually imagine that things will go wrong</text:p>
            </text:list-item>
          </text:list>
        </text:list-item>
        <text:list-item>
          <text:p text:style-name="P27">We lack practice at measuring how long tasks will take</text:p>
          <text:list>
            <text:list-item>
              <text:p text:style-name="P27">Lose track of time while coding; forget how long it took</text:p>
            </text:list-item>
            <text:list-item>
              <text:p text:style-name="P27">tend to focus on the time needed to finish “rough” untested code</text:p>
            </text:list-item>
          </text:list>
        </text:list-item>
        <text:list-item>
          <text:p text:style-name="P27">We fail to account ahead of time for:</text:p>
          <text:list>
            <text:list-item>
              <text:p text:style-name="P27">bugs; sticking points (sometimes NO progress will be made</text:p>
            </text:list-item>
            <text:list-item>
              <text:p text:style-name="P27">design / redesign / refactoring</text:p>
            </text:list-item>
            <text:list-item>
              <text:p text:style-name="P27">testing and debugging (both our code and others’)</text:p>
            </text:list-item>
          </text:list>
        </text:list-item>
      </text:list>
      <text:p text:style-name="P28"/>
      <text:p text:style-name="P29">Some estimating tips</text:p>
      <text:list xml:id="list2692598748" text:style-name="L7">
        <text:list-item>
          <text:p text:style-name="P30">Guess how long you think you’ll actually need…</text:p>
          <text:list>
            <text:list-item>
              <text:p text:style-name="P30">Then double (or triple) it.</text:p>
            </text:list-item>
            <text:list-item>
              <text:p text:style-name="P30">Use a course granularity; days/weeks, not hours.</text:p>
            </text:list-item>
          </text:list>
        </text:list-item>
        <text:list-item>
          <text:p text:style-name="P30">Add time to your estimate if:</text:p>
          <text:list>
            <text:list-item>
              <text:p text:style-name="P30">It involves learning any new technologies or systems</text:p>
            </text:list-item>
            <text:list-item>
              <text:p text:style-name="P30">It involves collaborating with others</text:p>
            </text:list-item>
            <text:list-item>
              <text:p text:style-name="P30">It is user-facing and therefore needs to be very robust/secure</text:p>
            </text:list-item>
            <text:list-item>
              <text:p text:style-name="P30">It is concurrent, network-enabled, or lon runing</text:p>
            </text:list-item>
            <text:list-item>
              <text:p text:style-name="P30">It involves “messy” data or combining data from tmultiple sources</text:p>
            </text:list-item>
          </text:list>
        </text:list-item>
      </text:list>
      <text:p text:style-name="P29"/>
      <text:p text:style-name="P31">Your project schedules</text:p>
      <text:list xml:id="list3720148399" text:style-name="L8">
        <text:list-item>
          <text:p text:style-name="P32">Looking back on your intiial estimated project schedules;</text:p>
          <text:list>
            <text:list-item>
              <text:p text:style-name="P32">How accurate were your initial ideas/<text:line-break/>In what way are they the most “off” from what you have actually spent your time doing?</text:p>
            </text:list-item>
            <text:list-item>
              <text:p text:style-name="P32">Do you know something now that would help you to more effectively schedule a large project in the future? If so, what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07:25.138236397</meta:creation-date>
    <dc:date>2018-03-13T16:41:23.177299057</dc:date>
    <meta:editing-duration>PT38M46S</meta:editing-duration>
    <meta:editing-cycles>8</meta:editing-cycles>
    <meta:generator>LibreOffice/5.3.7.2.0$Linux_X86_64 LibreOffice_project/30m0$Build-2</meta:generator>
    <meta:document-statistic meta:table-count="0" meta:image-count="0" meta:object-count="0" meta:page-count="4" meta:paragraph-count="164" meta:word-count="981" meta:character-count="5448" meta:non-whitespace-character-count="4780"/>
  </office:meta>
</office:document-meta>
</file>